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34167"/>
          <table:table-cell office:value-type="float" office:value="0.09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227.0"/>
          <table:table-cell office:value-type="float" office:value="5470.0"/>
          <table:table-cell office:value-type="float" office:value="15260.0"/>
          <table:table-cell office:value-type="float" office:value="107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05196"/>
          <table:table-cell office:value-type="float" office:value="0.116"/>
          <table:table-cell office:value-type="float" office:value="0.02"/>
          <table:table-cell office:value-type="float" office:value="129.0"/>
          <table:table-cell office:value-type="float" office:value="0.0"/>
          <table:table-cell office:value-type="float" office:value="3.0"/>
          <table:table-cell office:value-type="float" office:value="243.0"/>
          <table:table-cell office:value-type="float" office:value="655.0"/>
          <table:table-cell office:value-type="float" office:value="5470.0"/>
          <table:table-cell office:value-type="float" office:value="15260.0"/>
          <table:table-cell office:value-type="float" office:value="103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5527"/>
          <table:table-cell office:value-type="float" office:value="16.337"/>
          <table:table-cell office:value-type="float" office:value="16.26"/>
          <table:table-cell office:value-type="float" office:value="378965.0"/>
          <table:table-cell office:value-type="float" office:value="0.0"/>
          <table:table-cell office:value-type="float" office:value="381.0"/>
          <table:table-cell office:value-type="float" office:value="31022.0"/>
          <table:table-cell office:value-type="float" office:value="566722.0"/>
          <table:table-cell office:value-type="float" office:value="3869.0"/>
          <table:table-cell office:value-type="float" office:value="10301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01981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25345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59486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19752"/>
          <table:table-cell office:value-type="float" office:value="0.161"/>
          <table:table-cell office:value-type="float" office:value="0.09"/>
          <table:table-cell office:value-type="float" office:value="888.0"/>
          <table:table-cell office:value-type="float" office:value="0.0"/>
          <table:table-cell office:value-type="float" office:value="30.0"/>
          <table:table-cell office:value-type="float" office:value="911.0"/>
          <table:table-cell office:value-type="float" office:value="2790.0"/>
          <table:table-cell office:value-type="float" office:value="5470.0"/>
          <table:table-cell office:value-type="float" office:value="15272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3407"/>
          <table:table-cell office:value-type="float" office:value="2.741"/>
          <table:table-cell office:value-type="float" office:value="2.67"/>
          <table:table-cell office:value-type="float" office:value="46442.0"/>
          <table:table-cell office:value-type="float" office:value="0.0"/>
          <table:table-cell office:value-type="float" office:value="163.0"/>
          <table:table-cell office:value-type="float" office:value="5644.0"/>
          <table:table-cell office:value-type="float" office:value="96324.0"/>
          <table:table-cell office:value-type="float" office:value="5470.0"/>
          <table:table-cell office:value-type="float" office:value="15272.0"/>
          <table:table-cell office:value-type="float" office:value="103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.999"/>
          <table:table-cell office:value-type="float" office:value="241.701"/>
          <table:table-cell office:value-type="float" office:value="241.61"/>
          <table:table-cell office:value-type="float" office:value="3848960.0"/>
          <table:table-cell office:value-type="float" office:value="0.0"/>
          <table:table-cell office:value-type="float" office:value="2298.0"/>
          <table:table-cell office:value-type="float" office:value="224185.0"/>
          <table:table-cell office:value-type="float" office:value="7001205.0"/>
          <table:table-cell office:value-type="float" office:value="3869.0"/>
          <table:table-cell office:value-type="float" office:value="10313.0"/>
          <table:table-cell office:value-type="float" office:value="104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67173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70632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7581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68975"/>
          <table:table-cell office:value-type="float" office:value="0.121"/>
          <table:table-cell office:value-type="float" office:value="0.05"/>
          <table:table-cell office:value-type="float" office:value="273.0"/>
          <table:table-cell office:value-type="float" office:value="0.0"/>
          <table:table-cell office:value-type="float" office:value="14.0"/>
          <table:table-cell office:value-type="float" office:value="529.0"/>
          <table:table-cell office:value-type="float" office:value="1158.0"/>
          <table:table-cell office:value-type="float" office:value="5470.0"/>
          <table:table-cell office:value-type="float" office:value="15265.0"/>
          <table:table-cell office:value-type="float" office:value="101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86131"/>
          <table:table-cell office:value-type="float" office:value="0.118"/>
          <table:table-cell office:value-type="float" office:value="0.02"/>
          <table:table-cell office:value-type="float" office:value="240.0"/>
          <table:table-cell office:value-type="float" office:value="0.0"/>
          <table:table-cell office:value-type="float" office:value="6.0"/>
          <table:table-cell office:value-type="float" office:value="242.0"/>
          <table:table-cell office:value-type="float" office:value="896.0"/>
          <table:table-cell office:value-type="float" office:value="5470.0"/>
          <table:table-cell office:value-type="float" office:value="15265.0"/>
          <table:table-cell office:value-type="float" office:value="103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.6734"/>
          <table:table-cell office:value-type="float" office:value="24.355"/>
          <table:table-cell office:value-type="float" office:value="24.24"/>
          <table:table-cell office:value-type="float" office:value="534836.0"/>
          <table:table-cell office:value-type="float" office:value="0.0"/>
          <table:table-cell office:value-type="float" office:value="381.0"/>
          <table:table-cell office:value-type="float" office:value="28570.0"/>
          <table:table-cell office:value-type="float" office:value="794924.0"/>
          <table:table-cell office:value-type="float" office:value="3869.0"/>
          <table:table-cell office:value-type="float" office:value="10306.0"/>
          <table:table-cell office:value-type="float" office:value="1021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